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draw:textarea-horizontal-align="justify" draw:textarea-vertical-align="middle" draw:auto-grow-height="false" fo:min-height="1.15cm" fo:min-width="8.9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15cm" fo:min-width="8.9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3.2cm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15.2cm"/>
    </style:style>
    <style:style style:name="gr5" style:family="graphic" style:parent-style-name="standard">
      <style:graphic-properties svg:stroke-color="#990099" draw:textarea-horizontal-align="justify" draw:textarea-vertical-align="middle" draw:auto-grow-height="false" fo:min-height="1.15cm" fo:min-width="8.9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5.4cm"/>
    </style:style>
    <style:style style:name="gr7" style:family="graphic" style:parent-style-name="standard">
      <style:graphic-properties svg:stroke-color="#66ff00" draw:textarea-horizontal-align="justify" draw:textarea-vertical-align="middle" draw:auto-grow-height="false" fo:min-height="1.15cm" fo:min-width="3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cm" svg:height="1.4cm" svg:x="5.7cm" svg:y="7.3cm">
          <text:p text:style-name="P1">ReL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4cm" svg:height="1.4cm" svg:x="5.7cm" svg:y="1.6cm">
          <text:p text:style-name="P1">Input: 32x32x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7cm" svg:height="1.8cm" svg:x="3.55cm" svg:y="9cm">
          <text:p text:style-name="P1">MaxPool</text:p>
          <text:p text:style-name="P1">14x14x6 [k=(1,2,2,1), s=(1,2,2,1), p=VALID]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7cm" svg:height="1.7cm" svg:x="2.55cm" svg:y="3.35cm">
          <text:p text:style-name="P1">Conv1</text:p>
          <text:p text:style-name="P1">28x28x6 [w=(5,5,3,6), s=(1,1,1,1), p=VALID]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7cm" svg:height="1.7cm" svg:x="2.55cm" svg:y="12.85cm">
          <text:p text:style-name="P1">Conv2</text:p>
          <text:p text:style-name="P1">10x10x16 [w=(5,5,6,16), s=(1,1,1,1), p=VALID]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4cm" svg:height="1.4cm" svg:x="5.7cm" svg:y="11.1cm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4cm" svg:x="5.7cm" svg:y="16.8cm">
          <text:p text:style-name="P1">ReL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7cm" svg:height="1.8cm" svg:x="3.55cm" svg:y="18.5cm">
          <text:p text:style-name="P1">MaxPool</text:p>
          <text:p text:style-name="P1">5x5x6 [k=(1,2,2,1), s=(1,2,2,1), p=VALID]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4cm" svg:height="1.4cm" svg:x="5.7cm" svg:y="20.6cm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4cm" svg:height="1.4cm" svg:x="5.7cm" svg:y="22.5cm">
          <text:p text:style-name="P1">Flatten: 1x1x40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1.4cm" svg:x="7.45cm" svg:y="24.4cm">
          <text:p text:style-name="P1">FC1: 12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4cm" svg:x="8.4cm" svg:y="5.4cm">
          <text:p text:style-name="P1">B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cm" svg:height="1.4cm" svg:x="8.4cm" svg:y="14.9cm">
          <text:p text:style-name="P1">B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1.4cm" svg:x="7.45cm" svg:y="30.1cm">
          <text:p text:style-name="P1">FC2: 8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4cm" svg:x="5.7cm" svg:y="26.3cm">
          <text:p text:style-name="P1">ReL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4cm" svg:height="1.4cm" svg:x="5.7cm" svg:y="28.2cm">
          <text:p text:style-name="P1">Dropou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1.4cm" svg:x="7.45cm" svg:y="35.8cm">
          <text:p text:style-name="P1">FC2: 4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cm" svg:height="1.4cm" svg:x="5.7cm" svg:y="32cm">
          <text:p text:style-name="P1">Re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9.4cm" svg:height="1.4cm" svg:x="5.7cm" svg:y="33.9cm">
          <text:p text:style-name="P1">Dropo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1:35:40.254680000</meta:creation-date>
    <dc:date>2017-08-15T12:31:42.411255000</dc:date>
    <meta:editing-duration>PT2M56S</meta:editing-duration>
    <meta:editing-cycles>1</meta:editing-cycles>
    <meta:document-statistic meta:object-count="19"/>
    <meta:generator>LibreOffice/5.2.6.2$MacOSX_X86_64 LibreOffice_project/a3100ed2409ebf1c212f5048fbe377c281438fdc</meta:generator>
  </office:meta>
</office:document-meta>
</file>